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d689" officeooo:paragraph-rsid="000bd689"/>
    </style:style>
    <style:style style:name="P2" style:family="paragraph" style:parent-style-name="Standard">
      <style:paragraph-properties fo:text-align="start" style:justify-single-word="false"/>
      <style:text-properties officeooo:rsid="000bd689" officeooo:paragraph-rsid="000bd68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n Keeling</text:p>
      <text:p text:style-name="P1">Alex Harry</text:p>
      <text:p text:style-name="P1">John Lambrecht</text:p>
      <text:p text:style-name="P2">1. Show that INDEPENDENT-SET is NP-C.</text:p>
      <text:p text:style-name="P2"><draw:frame draw:style-name="fr1" draw:name="Object1" text:anchor-type="as-char" svg:y="-1.5626in" svg:width="6.911in" svg:height="3.090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41:32.713407567</meta:creation-date>
    <dc:date>2019-04-14T18:32:17.476779389</dc:date>
    <meta:editing-duration>PT5S</meta:editing-duration>
    <meta:editing-cycles>1</meta:editing-cycles>
    <meta:document-statistic meta:table-count="0" meta:image-count="0" meta:object-count="1" meta:page-count="1" meta:paragraph-count="5" meta:word-count="12" meta:character-count="75" meta:non-whitespace-character-count="67"/>
    <meta:generator>LibreOffice/6.2.2.2$Linux_X86_64 LibreOffice_project/5daaa0e719eb4f073b63de04e0910785ad81fe7a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text>Suppose</mtext>
            <mi>V</mi>
            <mrow>
              <mi>'</mi>
              <mo stretchy="false">⊆</mo>
              <mi>V</mi>
            </mrow>
            <mtext>and V' is in INDEPENDENT-SET.</mtext>
          </mrow>
        </mtd>
      </mtr>
      <mtr>
        <mtd>
          <mtext>M = on input&lt;V', k&gt; </mtext>
        </mtd>
      </mtr>
      <mtr>
        <mtd>
          <mtext>1. Check if |V'| &gt;= k, if not, reject.</mtext>
        </mtd>
      </mtr>
      <mtr>
        <mtd>
          <mrow>
            <mtext>2. For each vertex </mtext>
            <mo stretchy="false">∈</mo>
            <mtext> V'</mtext>
          </mrow>
        </mtd>
      </mtr>
      <mtr>
        <mtd>
          <mrow>
            <mtext>3.      Reject if there </mtext>
            <mo stretchy="false">∃</mo>
            <mtext> another vertex such that an edge exists between them.</mtext>
          </mrow>
        </mtd>
      </mtr>
      <mtr>
        <mtd>
          <mtext>4. Accept</mtext>
        </mtd>
      </mtr>
      <mtr>
        <mtd>
          <mrow>
            <mtext>Therefore, IS is in O ( V' + E)</mtext>
            <mtext>and</mtext>
            <mrow>
              <mtext> IS </mtext>
              <mo stretchy="false">∈</mo>
              <mtext> NP</mtext>
            </mrow>
          </mrow>
        </mtd>
      </mtr>
      <mtr>
        <mtd>
          <mtext>Suppose v' is a VC, then, every edge contains an endpoint from V'</mtext>
        </mtd>
      </mtr>
      <mtr>
        <mtd>
          <mtext>Suppose two vertices of V\V' share an edge. Then there is a contradiction.</mtext>
        </mtd>
      </mtr>
      <mtr>
        <mtd>
          <mtext>Since V', every edge in V is connteced to a vertice from V'. Taking the set differnce</mtext>
        </mtd>
      </mtr>
      <mtr>
        <mtd>
          <mtext>of V from V' cannot share an edge. Therefore, V\V' is an IS</mtext>
        </mtd>
      </mtr>
      <mtr>
        <mtd>
          <mrow>
            <mtext>Suppose U is IS and U</mtext>
            <mo stretchy="false">⊆</mo>
            <mtext>V, then no pairs of vertices in U share an edge.</mtext>
          </mrow>
        </mtd>
      </mtr>
      <mtr>
        <mtd>
          <mtext>Suppose V' = V\U and there is an edge that contains no endpoints from V'. </mtext>
        </mtd>
      </mtr>
      <mtr>
        <mtd>
          <mtext>Then, this is a contradiction.Eliminating the U from V must result in vertices from V' being connected.</mtext>
        </mtd>
      </mtr>
      <mtr>
        <mtd>
          <mtext>Thus V' is VC. </mtext>
        </mtd>
      </mtr>
      <mtr>
        <mtd>
          <mrow>
            <mtext>There for </mtext>
            <mrow>
              <mi mathvariant="italic">IS</mi>
              <msub>
                <mo stretchy="false">≤</mo>
                <mi>p</mi>
              </msub>
              <mi mathvariant="italic">VC</mi>
            </mrow>
          </mrow>
        </mtd>
      </mtr>
    </mtable>
    <annotation encoding="StarMath 5.0">"Suppose" V' subseteq V  "and V' is in INDEPENDENT-SET."newline
"M = on input&lt;V', k&gt; "newline
"1. Check if |V'| &gt;= k, if not, reject." newline
"2. For each vertex " in" V'" newline
"3.      Reject if there " exists" another vertex such that an edge exists between them." newline
"4. Accept" newline
"Therefore, IS is in O ( V' + E)" "and" " IS " in" NP" newline
"Suppose v' is a VC, then, every edge contains an endpoint from V'" newline
"Suppose two vertices of V\V' share an edge. Then there is a contradiction." newline
"Since V', every edge in V is connteced to a vertice from V'. Taking the set differnce" newline "of V from V' cannot share an edge. Therefore, V\V' is an IS"
newline
"Suppose U is IS and U" subseteq"V, then no pairs of vertices in U share an edge." newline
"Suppose V' = V\U and there is an edge that contains no endpoints from V'. " newline
"Then, this is a contradiction.Eliminating the U from V must result in vertices from V' being connected." newline "Thus V' is VC. "newline
"There for "IS &lt;= sub p  VC  </annotation>
  </semantics>
</math>
</file>